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text-properties officeooo:rsid="0005a30b" officeooo:paragraph-rsid="0005a30b"/>
    </style:style>
    <style:style style:name="P2" style:family="paragraph" style:parent-style-name="Table_20_Contents">
      <style:paragraph-properties style:line-height-at-least="0.2083in"/>
      <style:text-properties fo:color="#24292e" style:font-name="SFMono-Regular" fo:font-size="9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style:line-height-at-least="0.2083in"/>
      <style:text-properties fo:color="#6a737d" style:font-name="SFMono-Regular" fo:font-size="9pt"/>
    </style:style>
    <style:style style:name="T1" style:family="text">
      <style:text-properties fo:color="#d73a49"/>
    </style:style>
    <style:style style:name="T2" style:family="text">
      <style:text-properties fo:color="#6f42c1"/>
    </style:style>
    <style:style style:name="T3" style:family="text">
      <style:text-properties fo:color="#005c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bins.c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bookmark text:name="LC1"/><text:span text:style-name="T1">using</text:span> <text:span text:style-name="T2">UnityEngine</text:span>;<text:bookmark text:name="L2"/></text:p>
          </table:table-cell>
        </table:table-row>
        <table:table-row>
          <table:table-cell table:style-name="Table1.A1" office:value-type="string">
            <text:p text:style-name="P3"><text:bookmark text:name="LC2"/></text:p>
            <text:p text:style-name="P2"><text:span text:style-name="T1">using</text:span> <text:span text:style-name="T2">System</text:span>.<text:span text:style-name="T2">Collections</text:span>;<text:bookmark text:name="L3"/></text:p>
            <text:p text:style-name="P2"><text:span text:style-name="T1">using</text:span> <text:span text:style-name="T2">System</text:span>.<text:span text:style-name="T2">Collections</text:span>.<text:span text:style-name="T2">Generic</text:span>;<text:bookmark text:name="L4"/></text:p>
            <text:p text:style-name="P2"><text:span text:style-name="T1">namespace</text:span> <text:span text:style-name="T2">PathfindingForVehicles</text:span>.<text:span text:style-name="T2">DubinsPaths</text:span><text:bookmark text:name="L6"/></text:p>
            <text:p text:style-name="P2">{<text:bookmark text:name="L7"/></text:p>
            <text:p text:style-name="P4">//Generates Dubins paths<text:bookmark text:name="L8"/></text:p>
            <text:p text:style-name="P2"><text:span text:style-name="T1">public</text:span> <text:span text:style-name="T1">static</text:span> <text:span text:style-name="T1">class</text:span> <text:span text:style-name="T2">Dubins</text:span><text:bookmark text:name="L9"/></text:p>
            <text:p text:style-name="P2">{<text:bookmark text:name="L10"/></text:p>
            <text:p text:style-name="P4">//To keep track of the different paths when debugging<text:bookmark text:name="L11"/></text:p>
            <text:p text:style-name="P2"><text:span text:style-name="T1">public</text:span> <text:span text:style-name="T1">enum</text:span> <text:span text:style-name="T2">PathType</text:span> { <text:span text:style-name="T2">RSR</text:span>, <text:span text:style-name="T2">LSL</text:span>, <text:span text:style-name="T2">RSL</text:span>, <text:span text:style-name="T2">LSR</text:span>, <text:span text:style-name="T2">RLR</text:span>, <text:span text:style-name="T2">LRL</text:span> }<text:bookmark text:name="L12"/></text:p>
            <text:p text:style-name="P4">//The 4 different circles we have that sits to the left/right of the start/goal<text:bookmark text:name="L14"/></text:p>
            <text:p text:style-name="P2"><text:span text:style-name="T1">private</text:span> <text:span text:style-name="T1">static</text:span> <text:span text:style-name="T2">Vector3</text:span> startLeftCircle;<text:bookmark text:name="L15"/></text:p>
            <text:p text:style-name="P2"><text:span text:style-name="T1">private</text:span> <text:span text:style-name="T1">static</text:span> <text:span text:style-name="T2">Vector3</text:span> startRightCircle;<text:bookmark text:name="L16"/></text:p>
            <text:p text:style-name="P2"><text:span text:style-name="T1">private</text:span> <text:span text:style-name="T1">static</text:span> <text:span text:style-name="T2">Vector3</text:span> goalLeftCircle;<text:bookmark text:name="L17"/></text:p>
            <text:p text:style-name="P2"><text:span text:style-name="T1">private</text:span> <text:span text:style-name="T1">static</text:span> <text:span text:style-name="T2">Vector3</text:span> goalRightCircle;<text:bookmark text:name="L18"/></text:p>
            <text:p text:style-name="P4">//To generate paths we need the position and rotation (heading) of the cars<text:bookmark text:name="L20"/></text:p>
            <text:p text:style-name="P2"><text:span text:style-name="T1">private</text:span> <text:span text:style-name="T1">static</text:span> <text:span text:style-name="T2">Car</text:span> startCar;<text:bookmark text:name="L21"/></text:p>
            <text:p text:style-name="P2"><text:span text:style-name="T1">private</text:span> <text:span text:style-name="T1">static</text:span> <text:span text:style-name="T2">Car</text:span> goalCar;<text:bookmark text:name="L22"/></text:p>
            <text:p text:style-name="P4">//Parameters<text:bookmark text:name="L24"/></text:p>
            <text:p text:style-name="P4">//How far we are driving each update, the accuracy will improve if we lower the driveDistance<text:bookmark text:name="L25"/></text:p>
            <text:p text:style-name="P4">//But not too low because rounding errors will appear and <text:bookmark text:name="L26"/></text:p>
            <text:p text:style-name="P4">//If step is 0.1, the the path will not end at the end waypoint, so we will get a error<text:bookmark text:name="L27"/></text:p>
            <text:p text:style-name="P4">//Is used to generate the coordinates of a path<text:bookmark text:name="L28"/></text:p>
            <text:p text:style-name="P2"><text:span text:style-name="T1">private</text:span> <text:span text:style-name="T1">static</text:span> <text:span text:style-name="T1">float</text:span> driveStepDistance <text:span text:style-name="T1">=</text:span> <text:span text:style-name="T3">0.05f</text:span>;<text:bookmark text:name="L29"/></text:p>
            <text:p text:style-name="P4">//The distance between each waypoint, which should be larger than driveStepDistance<text:bookmark text:name="L30"/></text:p>
            <text:p text:style-name="P2"><text:span text:style-name="T1">private</text:span> <text:span text:style-name="T1">static</text:span> <text:span text:style-name="T1">float</text:span> distanceBetweenWaypoints <text:span text:style-name="T1">=</text:span> <text:span text:style-name="T3">1f</text:span>;<text:bookmark text:name="L31"/></text:p>
            <text:p text:style-name="P4">//Get the shortest path<text:bookmark text:name="L35"/></text:p>
            <text:p text:style-name="P2"><text:span text:style-name="T1">public</text:span> <text:span text:style-name="T1">static</text:span> <text:span text:style-name="T2">OneDubinsPath</text:span> <text:span text:style-name="T2">GetShortestPath</text:span>(<text:span text:style-name="T2">Vector3</text:span> startPos, <text:span text:style-name="T1">float</text:span> startHeading, <text:span text:style-name="T2">Vector3</text:span> goalPos, <text:span text:style-name="T1">float</text:span> goalHeading, <text:span text:style-name="T1">float</text:span> turningRadius)<text:bookmark text:name="L36"/></text:p>
            <text:p text:style-name="P2">{<text:bookmark text:name="L37"/></text:p>
            <text:p text:style-name="P2">startCar <text:span text:style-name="T1">=</text:span> <text:span text:style-name="T1">new</text:span> <text:span text:style-name="T2">Car</text:span>(startPos, startHeading, turningRadius);<text:bookmark text:name="L38"/></text:p>
            <text:p text:style-name="P2">goalCar <text:span text:style-name="T1">=</text:span> <text:span text:style-name="T1">new</text:span> <text:span text:style-name="T2">Car</text:span>(goalPos, goalHeading, turningRadius);<text:bookmark text:name="L39"/></text:p>
            <text:p text:style-name="P2"><text:span text:style-name="T2">List</text:span>&lt;<text:span text:style-name="T2">OneDubinsPath</text:span>&gt; allPaths <text:span text:style-name="T1">=</text:span> <text:span text:style-name="T1">new</text:span> <text:span text:style-name="T2">List</text:span>&lt;<text:span text:style-name="T2">OneDubinsPath</text:span>&gt;();<text:bookmark text:name="L42"/></text:p>
            <text:p text:style-name="P4">//Position the circles that are to the left/right of the cars<text:bookmark text:name="L44"/></text:p>
            <text:p text:style-name="P2"><text:span text:style-name="T2">PositionLeftRightCircles</text:span>();<text:bookmark text:name="L45"/></text:p>
            <text:p text:style-name="P4">//Find the length of each path with tangent coordinates<text:bookmark text:name="L47"/></text:p>
            <text:p text:style-name="P2"><text:span text:style-name="T2">CalculateDubinsPathsLengths</text:span>(allPaths);<text:bookmark text:name="L48"/></text:p>
            <text:p text:style-name="P4">//If we have paths<text:bookmark text:name="L50"/></text:p>
            <text:p text:style-name="P2"><text:span text:style-name="T1">if</text:span> (allPaths.Count <text:span text:style-name="T1">&gt;</text:span> <text:span text:style-name="T3">0</text:span>)<text:bookmark text:name="L51"/></text:p>
            <text:p text:style-name="P2">{<text:bookmark text:name="L52"/></text:p>
            <text:p text:style-name="P4">//Sort the list with paths so the shortest path is first<text:bookmark text:name="L53"/></text:p>
            <text:p text:style-name="P2">allPaths.<text:span text:style-name="T2">Sort</text:span>((x, y) <text:span text:style-name="T1">=&gt;</text:span> x.totalLength.<text:span text:style-name="T2">CompareTo</text:span>(y.totalLength));<text:bookmark text:name="L54"/></text:p>
            <text:p text:style-name="P4">//Get the shortest path<text:bookmark text:name="L56"/></text:p>
            <text:p text:style-name="P2"><text:span text:style-name="T2">OneDubinsPath</text:span> shortestPath <text:span text:style-name="T1">=</text:span> allPaths[<text:span text:style-name="T3">0</text:span>];<text:bookmark text:name="L57"/></text:p>
            <text:p text:style-name="P4">//Generate the final coordinates of the path from tangent points and segment lengths<text:bookmark text:name="L59"/></text:p>
            <text:p text:style-name="P2"><text:span text:style-name="T2">GeneratePathWaypoints</text:span>(shortestPath);<text:bookmark text:name="L60"/></text:p>
            <text:p text:style-name="P2"><text:span text:style-name="T1">return</text:span> shortestPath;<text:bookmark text:name="L62"/></text:p>
            <text:p text:style-name="P2"><text:soft-page-break/>}<text:bookmark text:name="L63"/></text:p>
            <text:p text:style-name="P4">//No paths could be found<text:bookmark text:name="L65"/></text:p>
            <text:p text:style-name="P2"><text:span text:style-name="T1">return</text:span> <text:span text:style-name="T3">null</text:span>;<text:bookmark text:name="L66"/></text:p>
            <text:p text:style-name="P2">}<text:bookmark text:name="L67"/></text:p>
            <text:p text:style-name="P4">//Get all valid Dubins paths sorted from shortest to longest<text:bookmark text:name="L71"/></text:p>
            <text:p text:style-name="P2"><text:span text:style-name="T1">public</text:span> <text:span text:style-name="T1">static</text:span> <text:span text:style-name="T2">List</text:span>&lt;<text:span text:style-name="T2">OneDubinsPath</text:span>&gt; <text:span text:style-name="T2">GetAllPaths</text:span>(<text:span text:style-name="T2">Vector3</text:span> startPos, <text:span text:style-name="T1">float</text:span> startHeading, <text:span text:style-name="T2">Vector3</text:span> goalPos, <text:span text:style-name="T1">float</text:span> goalHeading, <text:span text:style-name="T1">float</text:span> turningRadius)<text:bookmark text:name="L72"/></text:p>
            <text:p text:style-name="P2">{<text:bookmark text:name="L73"/></text:p>
            <text:p text:style-name="P2">startCar <text:span text:style-name="T1">=</text:span> <text:span text:style-name="T1">new</text:span> <text:span text:style-name="T2">Car</text:span>(startPos, startHeading, turningRadius);<text:bookmark text:name="L74"/></text:p>
            <text:p text:style-name="P2">goalCar <text:span text:style-name="T1">=</text:span> <text:span text:style-name="T1">new</text:span> <text:span text:style-name="T2">Car</text:span>(goalPos, goalHeading, turningRadius);<text:bookmark text:name="L75"/></text:p>
            <text:p text:style-name="P2"><text:span text:style-name="T2">List</text:span>&lt;<text:span text:style-name="T2">OneDubinsPath</text:span>&gt; allPaths <text:span text:style-name="T1">=</text:span> <text:span text:style-name="T1">new</text:span> <text:span text:style-name="T2">List</text:span>&lt;<text:span text:style-name="T2">OneDubinsPath</text:span>&gt;();<text:bookmark text:name="L78"/></text:p>
            <text:p text:style-name="P4">//Position the circles that are to the left/right of the cars<text:bookmark text:name="L80"/></text:p>
            <text:p text:style-name="P2"><text:span text:style-name="T2">PositionLeftRightCircles</text:span>();<text:bookmark text:name="L81"/></text:p>
            <text:p text:style-name="P4">//Find the length of each path with tangent coordinates<text:bookmark text:name="L83"/></text:p>
            <text:p text:style-name="P2"><text:span text:style-name="T2">CalculateDubinsPathsLengths</text:span>(allPaths);<text:bookmark text:name="L84"/></text:p>
            <text:p text:style-name="P4">//If we have paths<text:bookmark text:name="L86"/></text:p>
            <text:p text:style-name="P2"><text:span text:style-name="T1">if</text:span> (allPaths.Count <text:span text:style-name="T1">&gt;</text:span> <text:span text:style-name="T3">0</text:span>)<text:bookmark text:name="L87"/></text:p>
            <text:p text:style-name="P2">{<text:bookmark text:name="L88"/></text:p>
            <text:p text:style-name="P4">//Sort the list with paths so the shortest path is first<text:bookmark text:name="L89"/></text:p>
            <text:p text:style-name="P2">allPaths.<text:span text:style-name="T2">Sort</text:span>((x, y) <text:span text:style-name="T1">=&gt;</text:span> x.totalLength.<text:span text:style-name="T2">CompareTo</text:span>(y.totalLength));<text:bookmark text:name="L90"/></text:p>
            <text:p text:style-name="P4">//Generate the final coordinates of the path from tangent points and segment lengths<text:bookmark text:name="L92"/></text:p>
            <text:p text:style-name="P2"><text:span text:style-name="T1">for</text:span> (<text:span text:style-name="T1">int</text:span> i <text:span text:style-name="T1">=</text:span> <text:span text:style-name="T3">0</text:span>; i <text:span text:style-name="T1">&lt;</text:span> allPaths.Count; i<text:span text:style-name="T1">++</text:span>)<text:bookmark text:name="L93"/></text:p>
            <text:p text:style-name="P2">{<text:bookmark text:name="L94"/></text:p>
            <text:p text:style-name="P2"><text:span text:style-name="T2">GeneratePathWaypoints</text:span>(allPaths[i]);<text:bookmark text:name="L95"/></text:p>
            <text:p text:style-name="P2">}<text:bookmark text:name="L96"/></text:p>
            <text:p text:style-name="P2"><text:span text:style-name="T1">return</text:span> allPaths;<text:bookmark text:name="L98"/></text:p>
            <text:p text:style-name="P2">}<text:bookmark text:name="L99"/></text:p>
            <text:p text:style-name="P4">//No paths could be found<text:bookmark text:name="L101"/></text:p>
            <text:p text:style-name="P2"><text:span text:style-name="T1">return</text:span> <text:span text:style-name="T3">null</text:span>;<text:bookmark text:name="L102"/></text:p>
            <text:p text:style-name="P2">}<text:bookmark text:name="L103"/></text:p>
            <text:p text:style-name="P4">//Position the left and right circles that are to the left/right of the target and the car<text:bookmark text:name="L106"/></text:p>
            <text:p text:style-name="P2"><text:span text:style-name="T1">private</text:span> <text:span text:style-name="T1">static</text:span> <text:span text:style-name="T1">void</text:span> <text:span text:style-name="T2">PositionLeftRightCircles</text:span>()<text:bookmark text:name="L107"/></text:p>
            <text:p text:style-name="P2">{<text:bookmark text:name="L108"/></text:p>
            <text:p text:style-name="P4">//Goal pos<text:bookmark text:name="L109"/></text:p>
            <text:p text:style-name="P2">goalRightCircle <text:span text:style-name="T1">=</text:span> DubinsMath.<text:span text:style-name="T2">GetRightCircleCenterPos</text:span>(goalCar);<text:bookmark text:name="L110"/></text:p>
            <text:p text:style-name="P2">goalLeftCircle <text:span text:style-name="T1">=</text:span> DubinsMath.<text:span text:style-name="T2">GetLeftCircleCenterPos</text:span>(goalCar);<text:bookmark text:name="L112"/></text:p>
            <text:p text:style-name="P4">//Start pos<text:bookmark text:name="L115"/></text:p>
            <text:p text:style-name="P2">startRightCircle <text:span text:style-name="T1">=</text:span> DubinsMath.<text:span text:style-name="T2">GetRightCircleCenterPos</text:span>(startCar);<text:bookmark text:name="L116"/></text:p>
            <text:p text:style-name="P2">startLeftCircle <text:span text:style-name="T1">=</text:span> DubinsMath.<text:span text:style-name="T2">GetLeftCircleCenterPos</text:span>(startCar);<text:bookmark text:name="L118"/></text:p>
            <text:p text:style-name="P2">}<text:bookmark text:name="L119"/></text:p>
            <text:p text:style-name="P4">//<text:bookmark text:name="L123"/></text:p>
            <text:p text:style-name="P4">//Calculate the path lengths of all Dubins paths by using tangent points<text:bookmark text:name="L124"/></text:p>
            <text:p text:style-name="P4">//<text:bookmark text:name="L125"/></text:p>
            <text:p text:style-name="P2"><text:span text:style-name="T1">private</text:span> <text:span text:style-name="T1">static</text:span> <text:span text:style-name="T1">void</text:span> <text:span text:style-name="T2">CalculateDubinsPathsLengths</text:span>(<text:span text:style-name="T2">List</text:span>&lt;<text:span text:style-name="T2">OneDubinsPath</text:span>&gt; allPaths)<text:bookmark text:name="L126"/></text:p>
            <text:p text:style-name="P2">{<text:bookmark text:name="L127"/></text:p>
            <text:p text:style-name="P4">//RSR and LSL is only working if the circles don't have the same position<text:bookmark text:name="L128"/></text:p>
            <text:p text:style-name="P4">//RSR<text:bookmark text:name="L130"/></text:p>
            <text:p text:style-name="P2"><text:span text:style-name="T1">if</text:span> (startRightCircle <text:span text:style-name="T1">!=</text:span> goalRightCircle)<text:bookmark text:name="L131"/></text:p>
            <text:p text:style-name="P2"><text:soft-page-break/>{<text:bookmark text:name="L132"/></text:p>
            <text:p text:style-name="P2">allPaths.<text:span text:style-name="T2">Add</text:span>(<text:span text:style-name="T2">Get_RSR_Path</text:span>());<text:bookmark text:name="L133"/></text:p>
            <text:p text:style-name="P2">}<text:bookmark text:name="L134"/></text:p>
            <text:p text:style-name="P4">//LSL<text:bookmark text:name="L136"/></text:p>
            <text:p text:style-name="P2"><text:span text:style-name="T1">if</text:span> (startLeftCircle <text:span text:style-name="T1">!=</text:span> goalLeftCircle)<text:bookmark text:name="L137"/></text:p>
            <text:p text:style-name="P2">{<text:bookmark text:name="L138"/></text:p>
            <text:p text:style-name="P2">allPaths.<text:span text:style-name="T2">Add</text:span>(<text:span text:style-name="T2">Get_LSL_Path</text:span>());<text:bookmark text:name="L139"/></text:p>
            <text:p text:style-name="P2">}<text:bookmark text:name="L140"/></text:p>
            <text:p text:style-name="P4">//RSL and LSR is only working of the circles don't intersect<text:bookmark text:name="L143"/></text:p>
            <text:p text:style-name="P2"><text:span text:style-name="T1">float</text:span> comparisonSqr <text:span text:style-name="T1">=</text:span> startCar.turningRadius <text:span text:style-name="T1">*</text:span> <text:span text:style-name="T3">2f</text:span> <text:span text:style-name="T1">*</text:span> startCar.turningRadius <text:span text:style-name="T1">*</text:span> <text:span text:style-name="T3">2f</text:span>;<text:bookmark text:name="L144"/></text:p>
            <text:p text:style-name="P4">//RSL<text:bookmark text:name="L146"/></text:p>
            <text:p text:style-name="P2"><text:span text:style-name="T1">if</text:span> ((startRightCircle <text:span text:style-name="T1">-</text:span> goalLeftCircle).sqrMagnitude <text:span text:style-name="T1">&gt;</text:span> comparisonSqr)<text:bookmark text:name="L147"/></text:p>
            <text:p text:style-name="P2">{<text:bookmark text:name="L148"/></text:p>
            <text:p text:style-name="P2">allPaths.<text:span text:style-name="T2">Add</text:span>(<text:span text:style-name="T2">Get_RSL_Path</text:span>());<text:bookmark text:name="L149"/></text:p>
            <text:p text:style-name="P2">}<text:bookmark text:name="L150"/></text:p>
            <text:p text:style-name="P4">//LSR<text:bookmark text:name="L152"/></text:p>
            <text:p text:style-name="P2"><text:span text:style-name="T1">if</text:span> ((startLeftCircle <text:span text:style-name="T1">-</text:span> goalRightCircle).sqrMagnitude <text:span text:style-name="T1">&gt;</text:span> comparisonSqr)<text:bookmark text:name="L153"/></text:p>
            <text:p text:style-name="P2">{<text:bookmark text:name="L154"/></text:p>
            <text:p text:style-name="P2">allPaths.<text:span text:style-name="T2">Add</text:span>(<text:span text:style-name="T2">Get_LSR_Path</text:span>());<text:bookmark text:name="L155"/></text:p>
            <text:p text:style-name="P2">}<text:bookmark text:name="L156"/></text:p>
            <text:p text:style-name="P4">//With the LRL and RLR paths, the distance between the circles have to be less than 4 * r<text:bookmark text:name="L159"/></text:p>
            <text:p text:style-name="P2">comparisonSqr <text:span text:style-name="T1">=</text:span> <text:span text:style-name="T3">4f</text:span> <text:span text:style-name="T1">*</text:span> startCar.turningRadius <text:span text:style-name="T1">*</text:span> <text:span text:style-name="T3">4f</text:span> <text:span text:style-name="T1">*</text:span> startCar.turningRadius;<text:bookmark text:name="L160"/></text:p>
            <text:p text:style-name="P4">//RLR <text:bookmark text:name="L162"/></text:p>
            <text:p text:style-name="P2"><text:span text:style-name="T1">if</text:span> ((startRightCircle <text:span text:style-name="T1">-</text:span> goalRightCircle).sqrMagnitude <text:span text:style-name="T1">&lt;</text:span> comparisonSqr)<text:bookmark text:name="L163"/></text:p>
            <text:p text:style-name="P2">{<text:bookmark text:name="L164"/></text:p>
            <text:p text:style-name="P2">allPaths.<text:span text:style-name="T2">Add</text:span>(<text:span text:style-name="T2">Get_RLR_Path</text:span>());<text:bookmark text:name="L165"/></text:p>
            <text:p text:style-name="P2">}<text:bookmark text:name="L166"/></text:p>
            <text:p text:style-name="P4">//LRL<text:bookmark text:name="L168"/></text:p>
            <text:p text:style-name="P2"><text:span text:style-name="T1">if</text:span> ((startLeftCircle <text:span text:style-name="T1">-</text:span> goalLeftCircle).sqrMagnitude <text:span text:style-name="T1">&lt;</text:span> comparisonSqr)<text:bookmark text:name="L169"/></text:p>
            <text:p text:style-name="P2">{<text:bookmark text:name="L170"/></text:p>
            <text:p text:style-name="P2">allPaths.<text:span text:style-name="T2">Add</text:span>(<text:span text:style-name="T2">Get_LRL_Path</text:span>());<text:bookmark text:name="L171"/></text:p>
            <text:p text:style-name="P2">}<text:bookmark text:name="L172"/></text:p>
            <text:p text:style-name="P2">}<text:bookmark text:name="L173"/></text:p>
            <text:p text:style-name="P4">//<text:bookmark text:name="L177"/></text:p>
            <text:p text:style-name="P4">// The possible paths<text:bookmark text:name="L178"/></text:p>
            <text:p text:style-name="P4">//<text:bookmark text:name="L179"/></text:p>
            <text:p text:style-name="P4">//RSR<text:bookmark text:name="L181"/></text:p>
            <text:p text:style-name="P2"><text:span text:style-name="T1">private</text:span> <text:span text:style-name="T1">static</text:span> <text:span text:style-name="T2">OneDubinsPath</text:span> <text:span text:style-name="T2">Get_RSR_Path</text:span>()<text:bookmark text:name="L182"/></text:p>
            <text:p text:style-name="P2">{<text:bookmark text:name="L183"/></text:p>
            <text:p text:style-name="P4">//Find both tangent positons<text:bookmark text:name="L184"/></text:p>
            <text:p text:style-name="P2"><text:span text:style-name="T2">Vector3</text:span> startTangent <text:span text:style-name="T1">=</text:span> Vector3.zero;<text:bookmark text:name="L185"/></text:p>
            <text:p text:style-name="P2"><text:span text:style-name="T2">Vector3</text:span> goalTangent <text:span text:style-name="T1">=</text:span> Vector3.zero;<text:bookmark text:name="L186"/></text:p>
            <text:p text:style-name="P2"><text:span text:style-name="T1">float</text:span> turningRadius <text:span text:style-name="T1">=</text:span> startCar.turningRadius;<text:bookmark text:name="L188"/></text:p>
            <text:p text:style-name="P2">DubinsMath.<text:span text:style-name="T2">LSLorRSR</text:span>(startRightCircle, goalRightCircle, <text:span text:style-name="T3">false</text:span>, <text:span text:style-name="T1">out</text:span> startTangent, <text:span text:style-name="T1">out</text:span> goalTangent, turningRadius);<text:bookmark text:name="L190"/></text:p>
            <text:p text:style-name="P4">//Calculate lengths<text:bookmark text:name="L192"/></text:p>
            <text:p text:style-name="P2"><text:span text:style-name="T1">float</text:span> length1 <text:span text:style-name="T1">=</text:span> DubinsMath.<text:span text:style-name="T2">GetArcLength</text:span>(startRightCircle, startCar.pos, startTangent, <text:span text:style-name="T3">false</text:span>, turningRadius);<text:bookmark text:name="L193"/></text:p>
            <text:p text:style-name="P2"><text:soft-page-break/><text:span text:style-name="T1">float</text:span> length2 <text:span text:style-name="T1">=</text:span> (startTangent <text:span text:style-name="T1">-</text:span> goalTangent).magnitude;<text:bookmark text:name="L195"/></text:p>
            <text:p text:style-name="P2"><text:span text:style-name="T1">float</text:span> length3 <text:span text:style-name="T1">=</text:span> DubinsMath.<text:span text:style-name="T2">GetArcLength</text:span>(goalRightCircle, goalTangent, goalCar.pos, <text:span text:style-name="T3">false</text:span>, turningRadius);<text:bookmark text:name="L197"/></text:p>
            <text:p text:style-name="P4">//Save the data<text:bookmark text:name="L199"/></text:p>
            <text:p text:style-name="P2"><text:span text:style-name="T2">OneDubinsPath</text:span> pathData <text:span text:style-name="T1">=</text:span> <text:span text:style-name="T1">new</text:span> <text:span text:style-name="T2">OneDubinsPath</text:span>(length1, length2, length3, startTangent, goalTangent, PathType.RSR);<text:bookmark text:name="L200"/></text:p>
            <text:p text:style-name="P2"><text:span text:style-name="T1">return</text:span> pathData;<text:bookmark text:name="L203"/></text:p>
            <text:p text:style-name="P2">}<text:bookmark text:name="L204"/></text:p>
            <text:p text:style-name="P4">//LSL<text:bookmark text:name="L207"/></text:p>
            <text:p text:style-name="P2"><text:span text:style-name="T1">private</text:span> <text:span text:style-name="T1">static</text:span> <text:span text:style-name="T2">OneDubinsPath</text:span> <text:span text:style-name="T2">Get_LSL_Path</text:span>()<text:bookmark text:name="L208"/></text:p>
            <text:p text:style-name="P2">{<text:bookmark text:name="L209"/></text:p>
            <text:p text:style-name="P4">//Find both tangent positions<text:bookmark text:name="L210"/></text:p>
            <text:p text:style-name="P2"><text:span text:style-name="T2">Vector3</text:span> startTangent <text:span text:style-name="T1">=</text:span> Vector3.zero;<text:bookmark text:name="L211"/></text:p>
            <text:p text:style-name="P2"><text:span text:style-name="T2">Vector3</text:span> goalTangent <text:span text:style-name="T1">=</text:span> Vector3.zero;<text:bookmark text:name="L212"/></text:p>
            <text:p text:style-name="P2"><text:span text:style-name="T1">float</text:span> turningRadius <text:span text:style-name="T1">=</text:span> startCar.turningRadius;<text:bookmark text:name="L214"/></text:p>
            <text:p text:style-name="P2">DubinsMath.<text:span text:style-name="T2">LSLorRSR</text:span>(startLeftCircle, goalLeftCircle, <text:span text:style-name="T3">true</text:span>, <text:span text:style-name="T1">out</text:span> startTangent, <text:span text:style-name="T1">out</text:span> goalTangent, turningRadius);<text:bookmark text:name="L216"/></text:p>
            <text:p text:style-name="P4">//Calculate lengths<text:bookmark text:name="L218"/></text:p>
            <text:p text:style-name="P2"><text:span text:style-name="T1">float</text:span> length1 <text:span text:style-name="T1">=</text:span> DubinsMath.<text:span text:style-name="T2">GetArcLength</text:span>(startLeftCircle, startCar.pos, startTangent, <text:span text:style-name="T3">true</text:span>, turningRadius);<text:bookmark text:name="L219"/></text:p>
            <text:p text:style-name="P2"><text:span text:style-name="T1">float</text:span> length2 <text:span text:style-name="T1">=</text:span> (startTangent <text:span text:style-name="T1">-</text:span> goalTangent).magnitude;<text:bookmark text:name="L221"/></text:p>
            <text:p text:style-name="P2"><text:span text:style-name="T1">float</text:span> length3 <text:span text:style-name="T1">=</text:span> DubinsMath.<text:span text:style-name="T2">GetArcLength</text:span>(goalLeftCircle, goalTangent, goalCar.pos, <text:span text:style-name="T3">true</text:span>, turningRadius);<text:bookmark text:name="L223"/></text:p>
            <text:p text:style-name="P4">//Save the data<text:bookmark text:name="L225"/></text:p>
            <text:p text:style-name="P2"><text:span text:style-name="T2">OneDubinsPath</text:span> pathData <text:span text:style-name="T1">=</text:span> <text:span text:style-name="T1">new</text:span> <text:span text:style-name="T2">OneDubinsPath</text:span>(length1, length2, length3, startTangent, goalTangent, PathType.LSL);<text:bookmark text:name="L226"/></text:p>
            <text:p text:style-name="P2"><text:span text:style-name="T1">return</text:span> pathData;<text:bookmark text:name="L229"/></text:p>
            <text:p text:style-name="P2">}<text:bookmark text:name="L230"/></text:p>
            <text:p text:style-name="P4">//RSL<text:bookmark text:name="L233"/></text:p>
            <text:p text:style-name="P2"><text:span text:style-name="T1">private</text:span> <text:span text:style-name="T1">static</text:span> <text:span text:style-name="T2">OneDubinsPath</text:span> <text:span text:style-name="T2">Get_RSL_Path</text:span>()<text:bookmark text:name="L234"/></text:p>
            <text:p text:style-name="P2">{<text:bookmark text:name="L235"/></text:p>
            <text:p text:style-name="P4">//Find both tangent positions<text:bookmark text:name="L236"/></text:p>
            <text:p text:style-name="P2"><text:span text:style-name="T2">Vector3</text:span> startTangent <text:span text:style-name="T1">=</text:span> Vector3.zero;<text:bookmark text:name="L237"/></text:p>
            <text:p text:style-name="P2"><text:span text:style-name="T2">Vector3</text:span> goalTangent <text:span text:style-name="T1">=</text:span> Vector3.zero;<text:bookmark text:name="L238"/></text:p>
            <text:p text:style-name="P2"><text:span text:style-name="T1">float</text:span> turningRadius <text:span text:style-name="T1">=</text:span> startCar.turningRadius;<text:bookmark text:name="L240"/></text:p>
            <text:p text:style-name="P2">DubinsMath.<text:span text:style-name="T2">RSLorLSR</text:span>(startRightCircle, goalLeftCircle, <text:span text:style-name="T3">false</text:span>, <text:span text:style-name="T1">out</text:span> startTangent, <text:span text:style-name="T1">out</text:span> goalTangent, turningRadius);<text:bookmark text:name="L242"/></text:p>
            <text:p text:style-name="P4">//Calculate lengths<text:bookmark text:name="L244"/></text:p>
            <text:p text:style-name="P2"><text:span text:style-name="T1">float</text:span> length1 <text:span text:style-name="T1">=</text:span> DubinsMath.<text:span text:style-name="T2">GetArcLength</text:span>(startRightCircle, startCar.pos, startTangent, <text:span text:style-name="T3">false</text:span>, turningRadius);<text:bookmark text:name="L245"/></text:p>
            <text:p text:style-name="P2"><text:span text:style-name="T1">float</text:span> length2 <text:span text:style-name="T1">=</text:span> (startTangent <text:span text:style-name="T1">-</text:span> goalTangent).magnitude;<text:bookmark text:name="L247"/></text:p>
            <text:p text:style-name="P2"><text:span text:style-name="T1">float</text:span> length3 <text:span text:style-name="T1">=</text:span> DubinsMath.<text:span text:style-name="T2">GetArcLength</text:span>(goalLeftCircle, goalTangent, goalCar.pos, <text:span text:style-name="T3">true</text:span>, turningRadius);<text:bookmark text:name="L249"/></text:p>
            <text:p text:style-name="P4">//Save the data<text:bookmark text:name="L251"/></text:p>
            <text:p text:style-name="P2"><text:span text:style-name="T2">OneDubinsPath</text:span> pathData <text:span text:style-name="T1">=</text:span> <text:span text:style-name="T1">new</text:span> <text:span text:style-name="T2">OneDubinsPath</text:span>(length1, length2, length3, startTangent, goalTangent, PathType.RSL);<text:bookmark text:name="L252"/></text:p>
            <text:p text:style-name="P2"><text:span text:style-name="T1">return</text:span> pathData;<text:bookmark text:name="L255"/></text:p>
            <text:p text:style-name="P2">}<text:bookmark text:name="L256"/></text:p>
            <text:p text:style-name="P4">//LSR<text:bookmark text:name="L259"/></text:p>
            <text:p text:style-name="P2"><text:span text:style-name="T1">private</text:span> <text:span text:style-name="T1">static</text:span> <text:span text:style-name="T2">OneDubinsPath</text:span> <text:span text:style-name="T2">Get_LSR_Path</text:span>()<text:bookmark text:name="L260"/></text:p>
            <text:p text:style-name="P2">{<text:bookmark text:name="L261"/></text:p>
            <text:p text:style-name="P4">//Find both tangent positions<text:bookmark text:name="L262"/></text:p>
            <text:p text:style-name="P2"><text:soft-page-break/><text:span text:style-name="T2">Vector3</text:span> startTangent <text:span text:style-name="T1">=</text:span> Vector3.zero;<text:bookmark text:name="L263"/></text:p>
            <text:p text:style-name="P2"><text:span text:style-name="T2">Vector3</text:span> goalTangent <text:span text:style-name="T1">=</text:span> Vector3.zero;<text:bookmark text:name="L264"/></text:p>
            <text:p text:style-name="P2"><text:span text:style-name="T1">float</text:span> turningRadius <text:span text:style-name="T1">=</text:span> startCar.turningRadius;<text:bookmark text:name="L266"/></text:p>
            <text:p text:style-name="P2">DubinsMath.<text:span text:style-name="T2">RSLorLSR</text:span>(startLeftCircle, goalRightCircle, <text:span text:style-name="T3">true</text:span>, <text:span text:style-name="T1">out</text:span> startTangent, <text:span text:style-name="T1">out</text:span> goalTangent, turningRadius);<text:bookmark text:name="L268"/></text:p>
            <text:p text:style-name="P4">//Calculate lengths<text:bookmark text:name="L270"/></text:p>
            <text:p text:style-name="P2"><text:span text:style-name="T1">float</text:span> length1 <text:span text:style-name="T1">=</text:span> DubinsMath.<text:span text:style-name="T2">GetArcLength</text:span>(startLeftCircle, startCar.pos, startTangent, <text:span text:style-name="T3">true</text:span>, turningRadius);<text:bookmark text:name="L271"/></text:p>
            <text:p text:style-name="P2"><text:span text:style-name="T1">float</text:span> length2 <text:span text:style-name="T1">=</text:span> (startTangent <text:span text:style-name="T1">-</text:span> goalTangent).magnitude;<text:bookmark text:name="L273"/></text:p>
            <text:p text:style-name="P2"><text:span text:style-name="T1">float</text:span> length3 <text:span text:style-name="T1">=</text:span> DubinsMath.<text:span text:style-name="T2">GetArcLength</text:span>(goalRightCircle, goalTangent, goalCar.pos, <text:span text:style-name="T3">false</text:span>, turningRadius);<text:bookmark text:name="L275"/></text:p>
            <text:p text:style-name="P4">//Save the data<text:bookmark text:name="L277"/></text:p>
            <text:p text:style-name="P2"><text:span text:style-name="T2">OneDubinsPath</text:span> pathData <text:span text:style-name="T1">=</text:span> <text:span text:style-name="T1">new</text:span> <text:span text:style-name="T2">OneDubinsPath</text:span>(length1, length2, length3, startTangent, goalTangent, PathType.LSR);<text:bookmark text:name="L278"/></text:p>
            <text:p text:style-name="P2"><text:span text:style-name="T1">return</text:span> pathData;<text:bookmark text:name="L281"/></text:p>
            <text:p text:style-name="P2">}<text:bookmark text:name="L282"/></text:p>
            <text:p text:style-name="P4">//RLR<text:bookmark text:name="L285"/></text:p>
            <text:p text:style-name="P2"><text:span text:style-name="T1">private</text:span> <text:span text:style-name="T1">static</text:span> <text:span text:style-name="T2">OneDubinsPath</text:span> <text:span text:style-name="T2">Get_RLR_Path</text:span>()<text:bookmark text:name="L286"/></text:p>
            <text:p text:style-name="P2">{<text:bookmark text:name="L287"/></text:p>
            <text:p text:style-name="P4">//Find both tangent positions and the position of the 3rd circle<text:bookmark text:name="L288"/></text:p>
            <text:p text:style-name="P2"><text:span text:style-name="T2">Vector3</text:span> startTangent <text:span text:style-name="T1">=</text:span> Vector3.zero;<text:bookmark text:name="L289"/></text:p>
            <text:p text:style-name="P2"><text:span text:style-name="T2">Vector3</text:span> goalTangent <text:span text:style-name="T1">=</text:span> Vector3.zero;<text:bookmark text:name="L290"/></text:p>
            <text:p text:style-name="P4">//Center of the 3rd circle<text:bookmark text:name="L291"/></text:p>
            <text:p text:style-name="P2"><text:span text:style-name="T2">Vector3</text:span> middleCircle <text:span text:style-name="T1">=</text:span> Vector3.zero;<text:bookmark text:name="L292"/></text:p>
            <text:p text:style-name="P2"><text:span text:style-name="T1">float</text:span> turningRadius <text:span text:style-name="T1">=</text:span> startCar.turningRadius;<text:bookmark text:name="L294"/></text:p>
            <text:p text:style-name="P2">DubinsMath.<text:span text:style-name="T2">GetRLRorLRLTangents</text:span>(<text:bookmark text:name="L296"/></text:p>
            <text:p text:style-name="P2">startRightCircle,<text:bookmark text:name="L297"/></text:p>
            <text:p text:style-name="P2">goalRightCircle,<text:bookmark text:name="L298"/></text:p>
            <text:p text:style-name="P2"><text:span text:style-name="T3">false</text:span>,<text:bookmark text:name="L299"/></text:p>
            <text:p text:style-name="P2"><text:span text:style-name="T1">out</text:span> startTangent,<text:bookmark text:name="L300"/></text:p>
            <text:p text:style-name="P2"><text:span text:style-name="T1">out</text:span> goalTangent,<text:bookmark text:name="L301"/></text:p>
            <text:p text:style-name="P2"><text:span text:style-name="T1">out</text:span> middleCircle, <text:bookmark text:name="L302"/></text:p>
            <text:p text:style-name="P2">turningRadius);<text:bookmark text:name="L303"/></text:p>
            <text:p text:style-name="P4">//Calculate lengths<text:bookmark text:name="L305"/></text:p>
            <text:p text:style-name="P2"><text:span text:style-name="T1">float</text:span> length1 <text:span text:style-name="T1">=</text:span> DubinsMath.<text:span text:style-name="T2">GetArcLength</text:span>(startRightCircle, startCar.pos, startTangent, <text:span text:style-name="T3">false</text:span>, turningRadius);<text:bookmark text:name="L306"/></text:p>
            <text:p text:style-name="P2"><text:span text:style-name="T1">float</text:span> length2 <text:span text:style-name="T1">=</text:span> DubinsMath.<text:span text:style-name="T2">GetArcLength</text:span>(middleCircle, startTangent, goalTangent, <text:span text:style-name="T3">true</text:span>, turningRadius);<text:bookmark text:name="L308"/></text:p>
            <text:p text:style-name="P2"><text:span text:style-name="T1">float</text:span> length3 <text:span text:style-name="T1">=</text:span> DubinsMath.<text:span text:style-name="T2">GetArcLength</text:span>(goalRightCircle, goalTangent, goalCar.pos, <text:span text:style-name="T3">false</text:span>, turningRadius);<text:bookmark text:name="L310"/></text:p>
            <text:p text:style-name="P4">//Save the data<text:bookmark text:name="L312"/></text:p>
            <text:p text:style-name="P2"><text:span text:style-name="T2">OneDubinsPath</text:span> pathData <text:span text:style-name="T1">=</text:span> <text:span text:style-name="T1">new</text:span> <text:span text:style-name="T2">OneDubinsPath</text:span>(length1, length2, length3, startTangent, goalTangent, PathType.RLR);<text:bookmark text:name="L313"/></text:p>
            <text:p text:style-name="P2"><text:span text:style-name="T1">return</text:span> pathData;<text:bookmark text:name="L316"/></text:p>
            <text:p text:style-name="P2">}<text:bookmark text:name="L317"/></text:p>
            <text:p text:style-name="P4">//LRL<text:bookmark text:name="L320"/></text:p>
            <text:p text:style-name="P2"><text:span text:style-name="T1">private</text:span> <text:span text:style-name="T1">static</text:span> <text:span text:style-name="T2">OneDubinsPath</text:span> <text:span text:style-name="T2">Get_LRL_Path</text:span>()<text:bookmark text:name="L321"/></text:p>
            <text:p text:style-name="P2">{<text:bookmark text:name="L322"/></text:p>
            <text:p text:style-name="P4">//Find both tangent positions and the position of the 3rd circle<text:bookmark text:name="L323"/></text:p>
            <text:p text:style-name="P2"><text:span text:style-name="T2">Vector3</text:span> startTangent <text:span text:style-name="T1">=</text:span> Vector3.zero;<text:bookmark text:name="L324"/></text:p>
            <text:p text:style-name="P2"><text:span text:style-name="T2">Vector3</text:span> goalTangent <text:span text:style-name="T1">=</text:span> Vector3.zero;<text:bookmark text:name="L325"/></text:p>
            <text:p text:style-name="P4">//Center of the 3rd circle<text:bookmark text:name="L326"/></text:p>
            <text:p text:style-name="P2"><text:soft-page-break/><text:span text:style-name="T2">Vector3</text:span> middleCircle <text:span text:style-name="T1">=</text:span> Vector3.zero;<text:bookmark text:name="L327"/></text:p>
            <text:p text:style-name="P2"><text:span text:style-name="T1">float</text:span> turningRadius <text:span text:style-name="T1">=</text:span> startCar.turningRadius;<text:bookmark text:name="L329"/></text:p>
            <text:p text:style-name="P2">DubinsMath.<text:span text:style-name="T2">GetRLRorLRLTangents</text:span>(<text:bookmark text:name="L331"/></text:p>
            <text:p text:style-name="P2">startLeftCircle,<text:bookmark text:name="L332"/></text:p>
            <text:p text:style-name="P2">goalLeftCircle,<text:bookmark text:name="L333"/></text:p>
            <text:p text:style-name="P2"><text:span text:style-name="T3">true</text:span>,<text:bookmark text:name="L334"/></text:p>
            <text:p text:style-name="P2"><text:span text:style-name="T1">out</text:span> startTangent,<text:bookmark text:name="L335"/></text:p>
            <text:p text:style-name="P2"><text:span text:style-name="T1">out</text:span> goalTangent,<text:bookmark text:name="L336"/></text:p>
            <text:p text:style-name="P2"><text:span text:style-name="T1">out</text:span> middleCircle, <text:bookmark text:name="L337"/></text:p>
            <text:p text:style-name="P2">turningRadius);<text:bookmark text:name="L338"/></text:p>
            <text:p text:style-name="P4">//Calculate the total length of this path<text:bookmark text:name="L340"/></text:p>
            <text:p text:style-name="P2"><text:span text:style-name="T1">float</text:span> length1 <text:span text:style-name="T1">=</text:span> DubinsMath.<text:span text:style-name="T2">GetArcLength</text:span>(startLeftCircle, startCar.pos, startTangent, <text:span text:style-name="T3">true</text:span>, turningRadius);<text:bookmark text:name="L341"/></text:p>
            <text:p text:style-name="P2"><text:span text:style-name="T1">float</text:span> length2 <text:span text:style-name="T1">=</text:span> DubinsMath.<text:span text:style-name="T2">GetArcLength</text:span>(middleCircle, startTangent, goalTangent, <text:span text:style-name="T3">false</text:span>, turningRadius);<text:bookmark text:name="L343"/></text:p>
            <text:p text:style-name="P2"><text:span text:style-name="T1">float</text:span> length3 <text:span text:style-name="T1">=</text:span> DubinsMath.<text:span text:style-name="T2">GetArcLength</text:span>(goalLeftCircle, goalTangent, goalCar.pos, <text:span text:style-name="T3">true</text:span>, turningRadius);<text:bookmark text:name="L345"/></text:p>
            <text:p text:style-name="P4">//Save the data<text:bookmark text:name="L347"/></text:p>
            <text:p text:style-name="P2"><text:span text:style-name="T2">OneDubinsPath</text:span> pathData <text:span text:style-name="T1">=</text:span> <text:span text:style-name="T1">new</text:span> <text:span text:style-name="T2">OneDubinsPath</text:span>(length1, length2, length3, startTangent, goalTangent, PathType.LRL);<text:bookmark text:name="L348"/></text:p>
            <text:p text:style-name="P2"><text:span text:style-name="T1">return</text:span> pathData;<text:bookmark text:name="L351"/></text:p>
            <text:p text:style-name="P2">}<text:bookmark text:name="L352"/></text:p>
            <text:p text:style-name="P4">//<text:bookmark text:name="L356"/></text:p>
            <text:p text:style-name="P4">// Generate the final waypoints we need for navigation<text:bookmark text:name="L357"/></text:p>
            <text:p text:style-name="P4">//<text:bookmark text:name="L358"/></text:p>
            <text:p text:style-name="P2"><text:span text:style-name="T1">private</text:span> <text:span text:style-name="T1">static</text:span> <text:span text:style-name="T1">void</text:span> <text:span text:style-name="T2">GeneratePathWaypoints</text:span>(<text:span text:style-name="T2">OneDubinsPath</text:span> pathData)<text:bookmark text:name="L359"/></text:p>
            <text:p text:style-name="P2">{<text:bookmark text:name="L360"/></text:p>
            <text:p text:style-name="P4">//Store the waypoints of the final path here<text:bookmark text:name="L361"/></text:p>
            <text:p text:style-name="P2"><text:span text:style-name="T2">List</text:span>&lt;<text:span text:style-name="T2">Vector3</text:span>&gt; waypoints <text:span text:style-name="T1">=</text:span> <text:span text:style-name="T1">new</text:span> <text:span text:style-name="T2">List</text:span>&lt;<text:span text:style-name="T2">Vector3</text:span>&gt;();<text:bookmark text:name="L362"/></text:p>
            <text:p text:style-name="P4">//The car that will be simulated along the path<text:bookmark text:name="L364"/></text:p>
            <text:p text:style-name="P2"><text:span text:style-name="T2">Car</text:span> car <text:span text:style-name="T1">=</text:span> startCar;<text:bookmark text:name="L365"/></text:p>
            <text:p text:style-name="P4">//We always have to add the first position manually = the position of the car<text:bookmark text:name="L367"/></text:p>
            <text:p text:style-name="P2">waypoints.<text:span text:style-name="T2">Add</text:span>(car.pos);<text:bookmark text:name="L368"/></text:p>
            <text:p text:style-name="P4">//To be able to get evenly spaced waypoints<text:bookmark text:name="L370"/></text:p>
            <text:p text:style-name="P4">//Will be reset when we reach a waypoint<text:bookmark text:name="L371"/></text:p>
            <text:p text:style-name="P2"><text:span text:style-name="T1">float</text:span> distanceTravelled <text:span text:style-name="T1">=</text:span> <text:span text:style-name="T3">0f</text:span>;<text:bookmark text:name="L372"/></text:p>
            <text:p text:style-name="P4">//The steering wheel positions of each segment<text:bookmark text:name="L374"/></text:p>
            <text:p text:style-name="P4">//Tturning left (-1), right (1) or driving forward (0) <text:bookmark text:name="L375"/></text:p>
            <text:p text:style-name="P2"><text:span text:style-name="T1">int</text:span>[] steeringWheelPos <text:span text:style-name="T1">=</text:span> pathData.<text:span text:style-name="T2">GetSteeringWheelPositions</text:span>();<text:bookmark text:name="L376"/></text:p>
            <text:p text:style-name="P4">//Each path consists of 3 segments<text:bookmark text:name="L378"/></text:p>
            <text:p text:style-name="P2"><text:span text:style-name="T1">for</text:span> (<text:span text:style-name="T1">int</text:span> i <text:span text:style-name="T1">=</text:span> <text:span text:style-name="T3">0</text:span>; i <text:span text:style-name="T1">&lt;</text:span> pathData.segmentLengths.Length; i<text:span text:style-name="T1">++</text:span>)<text:bookmark text:name="L379"/></text:p>
            <text:p text:style-name="P2">{<text:bookmark text:name="L380"/></text:p>
            <text:p text:style-name="P2"><text:span text:style-name="T2">AddCoordinatesToSegment</text:span>(<text:bookmark text:name="L381"/></text:p>
            <text:p text:style-name="P2"><text:span text:style-name="T1">ref</text:span> car,<text:bookmark text:name="L382"/></text:p>
            <text:p text:style-name="P2">waypoints,<text:bookmark text:name="L383"/></text:p>
            <text:p text:style-name="P2">pathData.segmentLengths[i],<text:bookmark text:name="L384"/></text:p>
            <text:p text:style-name="P2">steeringWheelPos[i],<text:bookmark text:name="L385"/></text:p>
            <text:p text:style-name="P2">driveStepDistance,<text:bookmark text:name="L386"/></text:p>
            <text:p text:style-name="P2">distanceBetweenWaypoints,<text:bookmark text:name="L387"/></text:p>
            <text:p text:style-name="P2"><text:span text:style-name="T1">ref</text:span> distanceTravelled);<text:bookmark text:name="L388"/></text:p>
            <text:p text:style-name="P2">}<text:bookmark text:name="L389"/></text:p>
            <text:p text:style-name="P4"><text:soft-page-break/>//Make sure the goal endpoint is at the goal position<text:bookmark text:name="L391"/></text:p>
            <text:p text:style-name="P2">waypoints[waypoints.Count <text:span text:style-name="T1">-</text:span> <text:span text:style-name="T3">1</text:span>] <text:span text:style-name="T1">=</text:span> goalCar.pos;<text:bookmark text:name="L392"/></text:p>
            <text:p text:style-name="P4">//Save the final path in the path data<text:bookmark text:name="L394"/></text:p>
            <text:p text:style-name="P2">pathData.waypoints <text:span text:style-name="T1">=</text:span> waypoints;<text:bookmark text:name="L395"/></text:p>
            <text:p text:style-name="P2">}<text:bookmark text:name="L396"/></text:p>
            <text:p text:style-name="P4">//Simulate a car along the length of a path and add waypoints after some distance travelled<text:bookmark text:name="L400"/></text:p>
            <text:p text:style-name="P2"><text:span text:style-name="T1">private</text:span> <text:span text:style-name="T1">static</text:span> <text:span text:style-name="T1">void</text:span> <text:span text:style-name="T2">AddCoordinatesToSegment</text:span>(<text:bookmark text:name="L401"/></text:p>
            <text:p text:style-name="P2"><text:span text:style-name="T1">ref</text:span> <text:span text:style-name="T2">Car</text:span> car,<text:bookmark text:name="L402"/></text:p>
            <text:p text:style-name="P2"><text:span text:style-name="T2">List</text:span>&lt;<text:span text:style-name="T2">Vector3</text:span>&gt; waypoints,<text:bookmark text:name="L403"/></text:p>
            <text:p text:style-name="P2"><text:span text:style-name="T1">float</text:span> pathLength,<text:bookmark text:name="L404"/></text:p>
            <text:p text:style-name="P2"><text:span text:style-name="T1">int</text:span> steeringWheelPos,<text:bookmark text:name="L405"/></text:p>
            <text:p text:style-name="P2"><text:span text:style-name="T1">float</text:span> driveStepDistance,<text:bookmark text:name="L406"/></text:p>
            <text:p text:style-name="P2"><text:span text:style-name="T1">float</text:span> distanceBetweenWaypoints,<text:bookmark text:name="L407"/></text:p>
            <text:p text:style-name="P2"><text:span text:style-name="T1">ref</text:span> <text:span text:style-name="T1">float</text:span> distanceTravelled)<text:bookmark text:name="L408"/></text:p>
            <text:p text:style-name="P2">{<text:bookmark text:name="L409"/></text:p>
            <text:p text:style-name="P4">//How many driving steps can we fit into this part of the path<text:bookmark text:name="L410"/></text:p>
            <text:p text:style-name="P2"><text:span text:style-name="T1">int</text:span> segments <text:span text:style-name="T1">=</text:span> Mathf.<text:span text:style-name="T2">FloorToInt</text:span>(pathLength <text:span text:style-name="T1">/</text:span> driveStepDistance);<text:bookmark text:name="L411"/></text:p>
            <text:p text:style-name="P2"><text:span text:style-name="T1">for</text:span> (<text:span text:style-name="T1">int</text:span> i <text:span text:style-name="T1">=</text:span> <text:span text:style-name="T3">0</text:span>; i <text:span text:style-name="T1">&lt;</text:span> segments; i<text:span text:style-name="T1">++</text:span>)<text:bookmark text:name="L413"/></text:p>
            <text:p text:style-name="P2">{<text:bookmark text:name="L414"/></text:p>
            <text:p text:style-name="P4">//Update the position of the car<text:bookmark text:name="L415"/></text:p>
            <text:p text:style-name="P2">car.pos.x <text:span text:style-name="T1">+=</text:span> driveStepDistance <text:span text:style-name="T1">*</text:span> Mathf.<text:span text:style-name="T2">Sin</text:span>(car.heading);<text:bookmark text:name="L416"/></text:p>
            <text:p text:style-name="P2">car.pos.z <text:span text:style-name="T1">+=</text:span> driveStepDistance <text:span text:style-name="T1">*</text:span> Mathf.<text:span text:style-name="T2">Cos</text:span>(car.heading);<text:bookmark text:name="L417"/></text:p>
            <text:p text:style-name="P4">//Don't update the heading if we are driving straight<text:bookmark text:name="L419"/></text:p>
            <text:p text:style-name="P2"><text:span text:style-name="T1">if</text:span> (steeringWheelPos <text:span text:style-name="T1">==</text:span> <text:span text:style-name="T3">1</text:span> <text:span text:style-name="T1">||</text:span> steeringWheelPos <text:span text:style-name="T1">==</text:span> <text:span text:style-name="T1">-</text:span><text:span text:style-name="T3">1</text:span>)<text:bookmark text:name="L420"/></text:p>
            <text:p text:style-name="P2">{<text:bookmark text:name="L421"/></text:p>
            <text:p text:style-name="P4">//Update the heading<text:bookmark text:name="L422"/></text:p>
            <text:p text:style-name="P2">car.heading <text:span text:style-name="T1">+=</text:span> (driveStepDistance <text:span text:style-name="T1">/</text:span> car.turningRadius) <text:span text:style-name="T1">*</text:span> steeringWheelPos;<text:bookmark text:name="L423"/></text:p>
            <text:p text:style-name="P2">}<text:bookmark text:name="L424"/></text:p>
            <text:p text:style-name="P2">distanceTravelled <text:span text:style-name="T1">+=</text:span> driveStepDistance;<text:bookmark text:name="L426"/></text:p>
            <text:p text:style-name="P4">//Don't add waypoints after each step because too detailed<text:bookmark text:name="L428"/></text:p>
            <text:p text:style-name="P2"><text:span text:style-name="T1">if</text:span> (distanceTravelled <text:span text:style-name="T1">&gt;</text:span> distanceBetweenWaypoints)<text:bookmark text:name="L429"/></text:p>
            <text:p text:style-name="P2">{<text:bookmark text:name="L430"/></text:p>
            <text:p text:style-name="P4">//Add the new coordinate to the path<text:bookmark text:name="L431"/></text:p>
            <text:p text:style-name="P2">waypoints.<text:span text:style-name="T2">Add</text:span>(car.pos);<text:bookmark text:name="L432"/></text:p>
            <text:p text:style-name="P2">distanceTravelled <text:span text:style-name="T1">=</text:span> <text:span text:style-name="T3">0f</text:span>;<text:bookmark text:name="L434"/></text:p>
            <text:p text:style-name="P2">}<text:bookmark text:name="L435"/></text:p>
            <text:p text:style-name="P2">}<text:bookmark text:name="L436"/></text:p>
            <text:p text:style-name="P2">}<text:bookmark text:name="L437"/></text:p>
            <text:p text:style-name="P2">}<text:bookmark text:name="L438"/></text:p>
            <text:p text:style-name="P2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4:16:34.979495694</meta:creation-date>
    <dc:date>2020-01-16T14:18:14.760530841</dc:date>
    <meta:editing-duration>PT1M40S</meta:editing-duration>
    <meta:editing-cycles>1</meta:editing-cycles>
    <meta:document-statistic meta:table-count="1" meta:image-count="0" meta:object-count="0" meta:page-count="7" meta:paragraph-count="313" meta:word-count="1354" meta:character-count="11368" meta:non-whitespace-character-count="10322"/>
    <meta:generator>LibreOffice/6.0.7.3$Linux_X86_64 LibreOffice_project/00m0$Build-3</meta:generator>
  </office:meta>
</office:document-meta>
</file>